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Průvodce programem Calc</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ou se možnosti nastavení</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 + klepnutí nebo klepnutí pravým tlačítkem v závislosti na nastavení počítače</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další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s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3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skneme </text:span><text:span text:style-name="Keystroke"><text:span text:style-name="T5">Ctrl + 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 + </text:span><text:span text:style-name="Keystroke"><text:span text:style-name="T5">Tab</text:span></text:span><text:span text:style-name="T5"> pro posun vpřed nebo </text:span><text:span text:style-name="Keystroke"><text:span text:style-name="T5">Ctrl</text:span></text:span><text:span text:style-name="T5"> + </text:span><text:span text:style-name="Keystroke"><text:span text:style-name="T5">Shift</text:span></text:span><text:span text:style-name="T5"> + </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skneme kombinaci kláves </text:span><text:span text:style-name="Keystroke"><text:span text:style-name="T5">Alt</text:span></text:span><text:span text:style-name="Emphasis"><text:span text:style-name="T5"> + </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e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é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 + </text:span></text:span><text:span text:style-name="Keystroke"><text:span text:style-name="T5">Shift</text:span></text:span><text:span text:style-name="Emphasis"><text:span text:style-name="T5"> + </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na tlačítko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Klepnutím na tlačítko <text:span text:style-name="Strong_20_Emphasis">OK</text:span> uložíme změny a zavřeme dialogové okno.</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Klepnutím na tlačítko <text:span text:style-name="Strong_20_Emphasis">OK</text:span> uložíme změny a zavřeme dialogové okno.</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y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Kapitola 2 Zadávání, úpravy a formátování dat</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